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fo:text-indent="0cm" style:auto-text-indent="false" fo:padding="0cm" fo:border="none"/>
    </style:style>
    <style:style style:name="T1" style:family="text">
      <style:text-properties fo:font-variant="normal" fo:text-transform="none" style:font-name="var ff-mono" fo:font-style="normal" fo:font-weight="normal" fo:background-color="transparent" loext:char-shading-value="0" loext:padding="0cm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sudo dpkg -i DEB_PACKAGE</text:span></text:span></text:p>
      <text:p text:style-name="Text_20_body"/>
      <text:p text:style-name="Text_20_body"/>
      <text:p text:style-name="Text_20_body">class Student:</text:p>
      <text:p text:style-name="Text_20_body"><text:s text:c="4"/>def __init__(self, name, age):</text:p>
      <text:p text:style-name="Text_20_body"><text:s text:c="8"/>self.name = name <text:s/># instance variable</text:p>
      <text:p text:style-name="Text_20_body"><text:s text:c="8"/>self.age = age</text:p>
      <text:p text:style-name="Text_20_body"/>
      <text:p text:style-name="Text_20_body"><text:s text:c="4"/>def display_info(self):</text:p>
      <text:p text:style-name="Text_20_body"><text:s text:c="8"/>print(f"Name: {self.name}")</text:p>
      <text:p text:style-name="Text_20_body"><text:s text:c="8"/>print(f"Age: {self.age}")</text:p>
      <text:p text:style-name="Text_20_body"/>
      <text:p text:style-name="Text_20_body"># Create objects</text:p>
      <text:p text:style-name="Text_20_body">student1 = Student("Afzal", 21)</text:p>
      <text:p text:style-name="Text_20_body">student2 = Student("Aisha", 22)</text:p>
      <text:p text:style-name="Text_20_body"/>
      <text:p text:style-name="Text_20_body"># Call method</text:p>
      <text:p text:style-name="Text_20_body">student1.display_info()</text:p>
      <text:p text:style-name="Text_20_body">student2.display_info()</text:p>
      <text:p text:style-name="Text_20_body"/>
      <text:p text:style-name="Text_20_body">def add_numbers(a, b):</text:p>
      <text:p text:style-name="Text_20_body"><text:s text:c="4"/>return a + b</text:p>
      <text:p text:style-name="Text_20_body"/>
      <text:p text:style-name="Text_20_body"># Example</text:p>
      <text:p text:style-name="Text_20_body">x = 5</text:p>
      <text:p text:style-name="Text_20_body">y = 7</text:p>
      <text:p text:style-name="Text_20_body">result = add_numbers(x, y)</text:p>
      <text:p text:style-name="Text_20_body">print("Sum without package:", result)</text:p>
      <text:p text:style-name="Text_20_body"/>
      <text:p text:style-name="Text_20_body"/>
      <text:p text:style-name="Text_20_body"/>
      <text:p text:style-name="Text_20_body"/>
      <text:p text:style-name="Text_20_body"><text:soft-page-break/>import numpy as np</text:p>
      <text:p text:style-name="Text_20_body"/>
      <text:p text:style-name="Text_20_body">a = np.array(5)</text:p>
      <text:p text:style-name="Text_20_body">b = np.array(7)</text:p>
      <text:p text:style-name="Text_20_body"/>
      <text:p text:style-name="Text_20_body">result = np.add(a, b)</text:p>
      <text:p text:style-name="Text_20_body">print("Sum with NumPy:", result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r ff-mono" svg:font-family="'var ff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9T09:34:12.042499878</meta:creation-date>
    <dc:date>2025-05-29T10:12:19.813789566</dc:date>
    <meta:editing-duration>PT27M57S</meta:editing-duration>
    <meta:editing-cycles>1</meta:editing-cycles>
    <meta:document-statistic meta:table-count="0" meta:image-count="0" meta:object-count="0" meta:page-count="2" meta:paragraph-count="26" meta:word-count="82" meta:character-count="592" meta:non-whitespace-character-count="491"/>
    <meta:generator>LibreOffice/7.3.7.2$Linux_X86_64 LibreOffice_project/30$Build-2</meta:generator>
  </office:meta>
</office:document-meta>
</file>